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tomicLongArrayFieldTest.test_codec_null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tomicLongArrayFieldTest.test_codec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tomicLongArrayFieldTest.test_codec_null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0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0.setValue( AtomicLongArray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